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4e26" officeooo:paragraph-rsid="00164e26"/>
    </style:style>
    <style:style style:name="P2" style:family="paragraph" style:parent-style-name="Standard">
      <style:paragraph-properties fo:text-align="center" style:justify-single-word="false"/>
      <style:text-properties fo:font-size="20pt" officeooo:rsid="00164e26" officeooo:paragraph-rsid="00164e26" style:font-size-asian="17.5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officeooo:rsid="00164e26" officeooo:paragraph-rsid="00164e26" style:font-size-asian="17.5pt" style:font-size-complex="20pt"/>
    </style:style>
    <style:style style:name="P4" style:family="paragraph" style:parent-style-name="Standard">
      <style:paragraph-properties fo:text-align="start" style:justify-single-word="false"/>
      <style:text-properties fo:font-size="12pt" style:text-underline-style="none" officeooo:rsid="00164e26" officeooo:paragraph-rsid="00164e26" style:font-size-asian="10.5pt" style:font-size-complex="12pt"/>
    </style:style>
    <style:style style:name="P5" style:family="paragraph" style:parent-style-name="Standard">
      <style:paragraph-properties fo:text-align="start" style:justify-single-word="false"/>
      <style:text-properties fo:font-size="12pt" fo:font-style="normal" style:text-underline-style="none" officeooo:rsid="001cf70f" officeooo:paragraph-rsid="00164e26"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4pt" style:text-underline-style="none" officeooo:rsid="00164e26" officeooo:paragraph-rsid="00164e26" style:font-size-asian="14pt" style:font-size-complex="14pt"/>
    </style:style>
    <style:style style:name="P7" style:family="paragraph" style:parent-style-name="Standard">
      <style:paragraph-properties fo:text-align="start" style:justify-single-word="false"/>
      <style:text-properties fo:font-size="14pt" officeooo:paragraph-rsid="001f234e" style:font-size-asian="14pt" style:font-size-complex="14pt"/>
    </style:style>
    <style:style style:name="P8" style:family="paragraph" style:parent-style-name="Standard">
      <style:paragraph-properties fo:text-align="start" style:justify-single-word="false"/>
      <style:text-properties fo:font-size="14pt" fo:font-style="normal" style:text-underline-style="none" officeooo:rsid="001cf70f" officeooo:paragraph-rsid="001f234e" style:font-size-asian="14pt" style:font-style-asian="normal" style:font-size-complex="14pt" style:font-style-complex="normal"/>
    </style:style>
    <style:style style:name="T1" style:family="text">
      <style:text-properties fo:font-style="normal" style:text-underline-style="none" officeooo:rsid="0018323a" style:font-style-asian="normal" style:font-style-complex="normal"/>
    </style:style>
    <style:style style:name="T2" style:family="text">
      <style:text-properties fo:font-style="normal" style:text-underline-style="none" officeooo:rsid="001a2c76" style:font-style-asian="normal" style:font-style-complex="normal"/>
    </style:style>
    <style:style style:name="T3" style:family="text">
      <style:text-properties fo:font-style="normal" style:text-underline-style="none" officeooo:rsid="001b48ec" style:font-style-asian="normal" style:font-style-complex="normal"/>
    </style:style>
    <style:style style:name="T4" style:family="text">
      <style:text-properties fo:font-style="normal" style:text-underline-style="none" officeooo:rsid="001cf70f" style:font-style-asian="normal" style:font-style-complex="normal"/>
    </style:style>
    <style:style style:name="T5" style:family="text">
      <style:text-properties fo:font-style="normal" style:text-underline-style="none" officeooo:rsid="001f234e" style:font-style-asian="normal" style:font-style-complex="normal"/>
    </style:style>
    <style:style style:name="T6" style:family="text">
      <style:text-properties fo:font-style="normal" style:text-underline-style="none" officeooo:rsid="0020b36c" style:font-style-asian="normal" style:font-style-complex="normal"/>
    </style:style>
    <style:style style:name="T7" style:family="text">
      <style:text-properties fo:font-style="normal" style:text-underline-style="none" officeooo:rsid="002594b9" style:font-style-asian="normal" style:font-style-complex="normal"/>
    </style:style>
    <style:style style:name="T8" style:family="text">
      <style:text-properties style:text-underline-style="none" officeooo:rsid="00164e26"/>
    </style:style>
    <style:style style:name="T9" style:family="text">
      <style:text-properties style:text-underline-style="none" officeooo:rsid="0018323a"/>
    </style:style>
    <style:style style:name="T10" style:family="text">
      <style:text-properties fo:font-style="italic" style:text-underline-style="none" officeooo:rsid="0018323a" style:font-style-asian="italic" style:font-style-complex="italic"/>
    </style:style>
    <style:style style:name="T11" style:family="text">
      <style:text-properties fo:font-style="italic" style:text-underline-style="none" officeooo:rsid="001b48ec" style:font-style-asian="italic" style:font-style-complex="italic"/>
    </style:style>
    <style:style style:name="T12" style:family="text">
      <style:text-properties fo:font-style="italic" style:text-underline-style="none" officeooo:rsid="001f234e" style:font-style-asian="italic" style:font-style-complex="italic"/>
    </style:style>
    <style:style style:name="T13" style:family="text">
      <style:text-properties fo:font-style="italic" style:text-underline-style="none" officeooo:rsid="0020b36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STETTLER Maël <text:tab/><text:tab/><text:tab/><text:tab/><text:tab/><text:tab/><text:tab/><text:tab/><text:tab/> <text:s text:c="8"/>MP2I</text:p>
      <text:p text:style-name="P2"/>
      <text:p text:style-name="P3">- Dissertation Français -</text:p>
      <text:p text:style-name="P3"/>
      <text:p text:style-name="P4"/>
      <text:p text:style-name="P4"/>
      <text:p text:style-name="P6"/>
      <text:p text:style-name="P7"><text:span text:style-name="T8"><text:tab/>L’enfance à toujours été chez les penseurs et écrivains, une source de réflexion ou d’inspiration, </text:span><text:span text:style-name="T9">symbole de pureté, d’émerveillement et de spontanéité. Ainsi, l’enfant sa vie dans le présent et profite de chaque instant; comme dans le conte </text:span><text:span text:style-name="T10">L’homme de neige </text:span><text:span text:style-name="T1">d’Andersen : « C'est une splendeur sans pareille ! dit une jeune fille qui se promenait dans un jardin », on a à bien l’émerveillement instantané de l’innocence… Pour autant de telles propriétés de l’enfant implique aussi un rapport ambigu entre l’enfant et sa compréhension de sa nature, en effet s’est bien l’adulte qui a d’abord décrit et définit l’enfant, ainsi </text:span><text:span text:style-name="T2">comment l’enfant peut-il avoir une conscience propre car l’adulte est conscient qu’il l’est est agis en conséquence ? Ainsi, le psychologue Henri Wallon nous affirme que : « Un enfant ne sait que vivre son enfance. La connaître reviens à l'adulte. ». Autrement dit, l’enfant serais destiné a ne comprendre le sens de son passé d’enfant qu’une fois passé à l’age adulte. </text:span><text:span text:style-name="T3">Ainsi, ce passage à l’âge adulte se vois cruciale, et décrit notamment par Rousseau lui même dans </text:span><text:span text:style-name="T11">l’Émile</text:span><text:span text:style-name="T3"> comme l’éducation : « On façonne les plantes par la culture , les hommes par l'éducation », mais en plus de décrire de de donner un but à l’enfant, cela sous entend aussi une responsabilité de l’éducateur qui lui comprend l’enfance à enseigner au future adulte à comprendre sa propre enfance. Alors pourrait-on dire que l’enfant et voué à vivre innocent, spontané et dénué de conscience propre ainsi que de capacités à se définir dans le monde ? Pour autant même si l’éducation peut aider l’enfant à devenir adulte, n’a-il pas forcement à porter une réflexion sur lui même avant de pouvoir devenir adulte et fonder ses jugements ? </text:span><text:span text:style-name="T4">Et pour autant la dureté de certains milieux n’a elle pas pour effet de balayé l’innocence et de la remplacé par une pré-compréhension prématuré d’un monde plus complexe et difficile a vivre ?</text:span></text:p>
      <text:p text:style-name="P8"/>
      <text:p text:style-name="P8"/>
      <text:p text:style-name="P7"><text:span text:style-name="T4"><text:tab/></text:span><text:span text:style-name="T5">Si l’on essaie de décrire au plus proche la vie d’un enfant dans sa globalité, on distingue principalement le jeu et l’apprentissage et le développement naturel (l’age de croissance physique). <text:s/>Et selon Rousseau dans</text:span><text:span text:style-name="T12"> l’Émile</text:span><text:span text:style-name="T5">, ces trois aspects se complètes et sont nécessaire au développement de l’enfant : « Le développement interne de nos facultés et de nos organes est l'éducation de la Nature, l'usage qu'on nous apprend à faire de ce développement est l'éducation des hommes ». </text:span><text:span text:style-name="T6">Cependant, l’enfant n’en est qu’au stade de l’éducation et le seul le développement complet de toute ses facturées combinées et le savoir que l’on lui transmet lui permet de fasconné l’image qu’il a de lui, de son passé d’enfant et ainsi comprendre l’enfance de manière générale… Un bonne exemple est l’œuvre complète de </text:span><text:span text:style-name="T13">Soyinka</text:span><text:span text:style-name="T6"> « Aké, les années d'enfance » car s’est une œuvre autobiographique et transmet littéralement l’expérience de l’auteur, même ce qu’il n’a pas compris étant enfant… Ainsi certains </text:span><text:soft-page-break/><text:span text:style-name="T6">passage montre l’évolution de la réflexion de l’enfant dans sa phase d’apprentissage, ses résonnement sont encore fragiles mais son expérience du monde lui donne peut à peut une nouvelle vision, moins centré sur lui même du monde : « J'avais également compris que pour voir les choses beaucoup mieux , il suffisait de sortir et de regarder. ». </text:span><text:span text:style-name="T7">Un autre aspect important qui fait de l’enfant quelqu’un de forcément inscrit dans sa temporalité propre qui est celle du présent est la nécessité de prendre le temps qu’il faut pour conceptualisé et apprendre correctement : « Les enfants qu'on presse trop de parler, n'ont le temps ni d'apprendre à bien prononcer, ni de bien concevoir ce qu'on leur fait dire. »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Nous Naissons Sensibles , et , dès notre Naissance , nous sommes affectés de diverses manières par les objets qui nous environnen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1T14:53:21.152000000</meta:creation-date>
    <dc:date>2022-01-02T18:30:40.286000000</dc:date>
    <meta:editing-duration>PT4H30M40S</meta:editing-duration>
    <meta:editing-cycles>5</meta:editing-cycles>
    <meta:generator>LibreOffice/7.2.4.1$Windows_X86_64 LibreOffice_project/27d75539669ac387bb498e35313b970b7fe9c4f9</meta:generator>
    <meta:document-statistic meta:table-count="0" meta:image-count="0" meta:object-count="0" meta:page-count="2" meta:paragraph-count="5" meta:word-count="632" meta:character-count="3820" meta:non-whitespace-character-count="3170"/>
  </office:meta>
</office:document-meta>
</file>